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ST OF ALL POSSIBLE WORLDS (124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ORST OF ALL POSSIBLE WORLDS (124:1-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cked would have swallowed Israel up (124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waters would have engulfed Israel (124:4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WORST OF ALL POSSIBLE WORLDS (124:1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EST OF ALL POSSIBLE WORLDS (124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BEST OF ALL POSSIBLE WORLDS (124:6-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y are not torn apart by their foes! (124: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delivered from their foes, as a bird escapes a hunter's trap (124:7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4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ORST OF ALL POSSIBLE WORLDS (124:1-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BEST OF ALL POSSIBLE WORLDS (124:6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4 </dc:title>
    <meta:initial-creator>David STRICKLAND</meta:initial-creator>
    <dc:creator>David STRICKLAND</dc:creator>
    <meta:creation-date>2020-02-22T17:39:45Z</meta:creation-date>
    <dc:date>2020-02-22T17:39:46Z</dc:date>
    <meta:template xlink:href="BibleStudy" xlink:type="simple"/>
    <meta:editing-cycles>1</meta:editing-cycles>
    <meta:editing-duration>PT0S</meta:editing-duration>
    <meta:document-statistic meta:paragraph-count="14" meta:word-count="121"/>
  </office:meta>
</office:document-meta>
</file>